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LDoulos IPA93" svg:font-family="'SILDoulos IPA93'" style:font-pitch="variable" style:font-charset="x-symbol"/>
    <style:font-face style:name="Tahoma1" svg:font-family="Tahoma"/>
    <style:font-face style:name="Annapurna" svg:font-family="Annapurna" style:font-pitch="variable"/>
    <style:font-face style:name="Annapurna1" svg:font-family="Annapurna" style:font-adornments="Regular" style:font-pitch="variable"/>
    <style:font-face style:name="Doulos SIL" svg:font-family="'Doulos SIL'" style:font-pitch="variable"/>
    <style:font-face style:name="Kartika" svg:font-family="Kartika" style:font-family-generic="roman" style:font-pitch="variable"/>
    <style:font-face style:name="Mangal" svg:font-family="Mangal" style:font-family-generic="roman" style:font-pitch="variable"/>
    <style:font-face style:name="PMingLiU" svg:font-family="PMingLiU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atha" svg:font-family="Lath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atha" fo:font-size="16pt" style:font-size-asian="16pt" style:font-name-complex="Latha" style:font-size-complex="16pt" style:language-complex="ta" style:country-complex="IN"/>
    </style:style>
    <style:style style:name="P2" style:family="paragraph" style:parent-style-name="Standard">
      <style:text-properties style:font-name="SILDoulos IPA93" fo:font-size="16pt" fo:language="en" fo:country="US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fo:language="en" fo:country="US" style:font-size-asian="16pt" style:font-size-complex="16pt"/>
    </style:style>
    <style:style style:name="P5" style:family="paragraph" style:parent-style-name="Standard">
      <style:text-properties style:font-name="Annapurna1" fo:font-size="16pt" style:font-name-asian="PMingLiU" style:font-size-asian="16pt" style:font-size-complex="16pt"/>
    </style:style>
    <style:style style:name="T1" style:family="text">
      <style:text-properties style:language-complex="ta" style:country-complex="IN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complex="ta" style:country-complex="IN"/>
    </style:style>
    <style:style style:name="T4" style:family="text">
      <style:text-properties style:font-name="Doulos SIL"/>
    </style:style>
    <style:style style:name="T5" style:family="text">
      <style:text-properties style:font-name="Kartika" fo:language="en" fo:country="US" style:font-name-complex="Kartika"/>
    </style:style>
    <style:style style:name="T6" style:family="text">
      <style:text-properties style:font-name="Annapurna" fo:language="en" fo:country="US" style:font-name-complex="Mangal"/>
    </style:style>
    <style:style style:name="T7" style:family="text">
      <style:text-properties officeooo:rsid="001f1c9b"/>
    </style:style>
    <style:style style:name="T8" style:family="text">
      <style:text-properties style:font-name="Times New Roman1"/>
    </style:style>
    <style:style style:name="T9" style:family="text">
      <style:text-properties style:font-name="Times New Roman1" fo:language="en" fo:country="US" style:font-name-complex="Kartika"/>
    </style:style>
    <style:style style:name="T10" style:family="text">
      <style:text-properties style:font-name="Times New Roman1" fo:language="en" fo:country="US" style:font-name-complex="Mangal"/>
    </style:style>
    <style:style style:name="T11" style:family="text">
      <style:text-properties style:font-name="Times New Roman"/>
    </style:style>
    <style:style style:name="T12" style:family="text">
      <style:text-properties style:font-name="Arial1"/>
    </style:style>
    <style:style style:name="T13" style:family="text">
      <style:text-properties style:font-name="Doulos SIL"/>
    </style:style>
    <style:style style:name="T14" style:family="text">
      <style:text-properties style:font-name="Doulos SIL" style:font-size-asian="36pt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c_SFM_Markers"/>
        <text:user-field-decl office:value-type="string" office:string-value="MalUniToTam" text:name="LTc_ConverterName"/>
        <text:user-field-decl office:value-type="string" office:string-value="0" text:name="LTc_ConvDirectionFw"/>
        <text:user-field-decl office:value-type="string" office:string-value="0" text:name="LTc_ConvNormalize"/>
        <text:user-field-decl office:value-type="string" office:string-value="Selection" text:name="LTc_WhichScope"/>
        <text:user-field-decl office:value-type="string" office:string-value="NoChange" text:name="LTc_WhichTarget"/>
        <text:user-field-decl office:value-type="string" office:string-value="0" text:name="LTc_MatchLimit"/>
        <text:user-field-decl office:value-type="string" office:string-value="" text:name="LTc_ScopeParaStyle"/>
        <text:user-field-decl office:value-type="string" office:string-value="" text:name="LTc_ScopeCharStyle"/>
        <text:user-field-decl office:value-type="string" office:string-value="" text:name="LTc_ScopeFont"/>
        <text:user-field-decl office:value-type="string" office:string-value="" text:name="LTc_TargetParaStyle"/>
        <text:user-field-decl office:value-type="string" office:string-value="" text:name="LTc_TargetCharStyle"/>
      </text:user-field-decls>
      <text:p text:style-name="P3"/>
      <text:p text:style-name="P3">Symbol type fonts <text:span text:style-name="T1">(</text:span><text:span text:style-name="T3">probably the most typical use of Data Conversion)</text:span></text:p>
      <text:p text:style-name="P2">[mAi nejm Iz dZIm]</text:p>
      <text:p text:style-name="P4">Converted value: “<text:span text:style-name="T14">mɑi nejm ɪz dʒɪm</text:span>”</text:p>
      <text:p text:style-name="P4"/>
      <text:p text:style-name="P4"/>
      <text:p text:style-name="P3">Annapurna <text:span text:style-name="T7">Regular </text:span>(romanized is "mein Jim hun")</text:p>
      <text:p text:style-name="P5">§úà èk§ Ìóß|</text:p>
      <text:p text:style-name="P3"><text:span text:style-name="T2">Converted value: “</text:span><text:span text:style-name="T10">मैं जिम हूँ।</text:span><text:span text:style-name="T2">”</text:span></text:p>
      <text:p text:style-name="P4"/>
      <text:p text:style-name="P4"/>
      <text:p text:style-name="P3">Unicode to Unicode: Tamil to Malayalam <text:span text:style-name="T2">script</text:span></text:p>
      <text:p text:style-name="P1"><text:span text:style-name="T11">இடு நல்லடு இல்லெ</text:span>.</text:p>
      <text:p text:style-name="Standard"><text:span text:style-name="T2">Converted value: “</text:span><text:span text:style-name="T9">ഇഡ് നല്ലഡ് ഇല്ലെ.</text:span><text:span text:style-name="T2">”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LDoulos IPA93" svg:font-family="'SILDoulos IPA93'" style:font-pitch="variable" style:font-charset="x-symbol"/>
    <style:font-face style:name="Tahoma1" svg:font-family="Tahoma"/>
    <style:font-face style:name="Annapurna" svg:font-family="Annapurna" style:font-pitch="variable"/>
    <style:font-face style:name="Annapurna1" svg:font-family="Annapurna" style:font-adornments="Regular" style:font-pitch="variable"/>
    <style:font-face style:name="Doulos SIL" svg:font-family="'Doulos SIL'" style:font-pitch="variable"/>
    <style:font-face style:name="Kartika" svg:font-family="Kartika" style:font-family-generic="roman" style:font-pitch="variable"/>
    <style:font-face style:name="Mangal" svg:font-family="Mangal" style:font-family-generic="roman" style:font-pitch="variable"/>
    <style:font-face style:name="PMingLiU" svg:font-family="PMingLiU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atha" svg:font-family="Lath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45S</meta:editing-duration>
    <meta:editing-cycles>10</meta:editing-cycles>
    <meta:generator>LibreOffice/5.1.0.3$Windows_x86 LibreOffice_project/5e3e00a007d9b3b6efb6797a8b8e57b51ab1f737</meta:generator>
    <dc:date>2016-02-18T07:55:16.989000000</dc:date>
    <meta:document-statistic meta:table-count="0" meta:image-count="0" meta:object-count="0" meta:page-count="1" meta:paragraph-count="9" meta:word-count="51" meta:character-count="292" meta:non-whitespace-character-count="250"/>
    <meta:user-defined meta:name="Info 1"/>
    <meta:user-defined meta:name="Info 2"/>
    <meta:user-defined meta:name="Info 3"/>
    <meta:user-defined meta:name="Info 4"/>
  </office:meta>
</office:document-meta>
</file>